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1/content.xml" manifest:media-type="text/xml"/>
  <manifest:file-entry manifest:full-path="Object 1/Pictures/10000000000002000000020078E0C5CCAA3328BC.jpg" manifest:media-type="image/jpeg"/>
  <manifest:file-entry manifest:full-path="Object 1/Pictures/100000000000020000000200F809AD1079E33802.jpg" manifest:media-type="image/jpeg"/>
  <manifest:file-entry manifest:full-path="Object 1/Pictures/1000000000000008000000085A8BFB31B6EAD713.png" manifest:media-type="image/png"/>
  <manifest:file-entry manifest:full-path="Object 1/Pictures/1000000000000008000000080675CBEA8411958F.png" manifest:media-type="image/png"/>
  <manifest:file-entry manifest:full-path="Object 1/Pictures/100000000000020000000200DDAF2E92878CDE27.jpg" manifest:media-type="image/jpeg"/>
  <manifest:file-entry manifest:full-path="Object 1/Pictures/1000000000000008000000081189EADB8028B0DF.png" manifest:media-type="image/png"/>
  <manifest:file-entry manifest:full-path="Object 1/Pictures/10000000000000080000000843081AC0A664B643.png" manifest:media-type="image/png"/>
  <manifest:file-entry manifest:full-path="Object 1/Pictures/1000000000000008000000085E7C37EBFC018664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0.475cm"/>
    </style:style>
    <style:style style:name="gr3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cm" svg:height="12cm" svg:x="0cm" svg:y="0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0.6cm" svg:height="0.725cm" svg:x="2.64cm" svg:y="7.861cm">
          <draw:text-box>
            <text:p text:style-name="P2"><text:span text:style-name="T1">s</text:span></text:p>
          </draw:text-box>
        </draw:frame>
        <draw:frame draw:style-name="gr2" draw:text-style-name="P3" draw:layer="layout" svg:width="0.6cm" svg:height="0.725cm" svg:x="6.44cm" svg:y="2.575cm">
          <draw:text-box>
            <text:p text:style-name="P2"><text:span text:style-name="T1">s</text:span></text:p>
          </draw:text-box>
        </draw:frame>
        <draw:frame draw:style-name="gr3" draw:text-style-name="P3" draw:layer="layout" svg:width="0.6cm" svg:height="0.725cm" svg:x="4.5cm" svg:y="9.675cm">
          <draw:text-box>
            <text:p text:style-name="P2"><text:span text:style-name="T1">s</text:span></text:p>
          </draw:text-box>
        </draw:frame>
        <draw:frame draw:style-name="gr2" draw:text-style-name="P3" draw:layer="layout" svg:width="0.6cm" svg:height="0.725cm" svg:x="8.3cm" svg:y="9.575cm">
          <draw:text-box>
            <text:p text:style-name="P2"><text:span text:style-name="T1">s</text:span></text:p>
          </draw:text-box>
        </draw:frame>
        <draw:frame draw:style-name="gr2" draw:text-style-name="P3" draw:layer="layout" svg:width="0.6cm" svg:height="0.725cm" svg:x="10.2cm" svg:y="9.975cm">
          <draw:text-box>
            <text:p text:style-name="P2"><text:span text:style-name="T1">s</text:span></text:p>
          </draw:text-box>
        </draw:frame>
        <draw:frame draw:style-name="gr2" draw:text-style-name="P3" draw:layer="layout" svg:width="0.5cm" svg:height="0.725cm" svg:x="13.9cm" svg:y="8.6cm">
          <draw:text-box>
            <text:p text:style-name="P2"><text:span text:style-name="T1">s</text:span></text:p>
          </draw:text-box>
        </draw:frame>
        <draw:frame draw:style-name="gr2" draw:text-style-name="P3" draw:layer="layout" svg:width="0.5cm" svg:height="0.725cm" svg:x="12.1cm" svg:y="10.475cm">
          <draw:text-box>
            <text:p text:style-name="P2"><text:span text:style-name="T1">s</text:span></text:p>
          </draw:text-box>
        </draw:frame>
        <draw:frame draw:style-name="gr2" draw:text-style-name="P3" draw:layer="layout" svg:width="0.5cm" svg:height="0.725cm" svg:x="15.82cm" svg:y="10.5cm">
          <draw:text-box>
            <text:p text:style-name="P2"><text:span text:style-name="T1">s</text:span></text:p>
          </draw:text-box>
        </draw:frame>
        <draw:frame draw:style-name="gr2" draw:text-style-name="P3" draw:layer="layout" svg:width="0.5cm" svg:height="0.725cm" svg:x="17.7cm" svg:y="9.1cm">
          <draw:text-box>
            <text:p text:style-name="P2"><text:span text:style-name="T1">s</text:span></text:p>
          </draw:text-box>
        </draw:frame>
        <draw:frame draw:style-name="gr2" draw:text-style-name="P3" draw:layer="layout" svg:width="0.5cm" svg:height="0.725cm" svg:x="19.6cm" svg:y="9.475cm">
          <draw:text-box>
            <text:p text:style-name="P2"><text:span text:style-name="T1">s</text:span></text:p>
          </draw:text-box>
        </draw:frame>
        <draw:frame draw:style-name="gr2" draw:text-style-name="P3" draw:layer="layout" svg:width="0.6cm" svg:height="0.725cm" svg:x="7.7cm" svg:y="6.975cm">
          <draw:text-box>
            <text:p text:style-name="P2"><text:span text:style-name="T1">o</text:span></text:p>
          </draw:text-box>
        </draw:frame>
        <draw:frame draw:style-name="gr2" draw:text-style-name="P3" draw:layer="layout" svg:width="0.6cm" svg:height="0.725cm" svg:x="6.44cm" svg:y="2.576cm">
          <draw:text-box>
            <text:p text:style-name="P2"><text:span text:style-name="T1">s</text:span></text:p>
          </draw:text-box>
        </draw:frame>
        <draw:frame draw:style-name="gr2" draw:text-style-name="P3" draw:layer="layout" svg:width="0.6cm" svg:height="0.725cm" svg:x="9.54cm" svg:y="10.26cm">
          <draw:text-box>
            <text:p text:style-name="P2"><text:span text:style-name="T1">o</text:span></text:p>
          </draw:text-box>
        </draw:frame>
        <draw:frame draw:style-name="gr2" draw:text-style-name="P3" draw:layer="layout" svg:width="0.6cm" svg:height="0.725cm" svg:x="11.44cm" svg:y="10.3cm">
          <draw:text-box>
            <text:p text:style-name="P2"><text:span text:style-name="T1">o</text:span></text:p>
          </draw:text-box>
        </draw:frame>
        <draw:frame draw:style-name="gr2" draw:text-style-name="P3" draw:layer="layout" svg:width="0.6cm" svg:height="0.725cm" svg:x="3.9cm" svg:y="9.275cm">
          <draw:text-box>
            <text:p text:style-name="P2"><text:span text:style-name="T1">o</text:span></text:p>
          </draw:text-box>
        </draw:frame>
        <draw:frame draw:style-name="gr2" draw:text-style-name="P3" draw:layer="layout" svg:width="0.6cm" svg:height="0.725cm" svg:x="15.2cm" svg:y="8.675cm">
          <draw:text-box>
            <text:p text:style-name="P2"><text:span text:style-name="T1">o</text:span></text:p>
          </draw:text-box>
        </draw:frame>
        <draw:frame draw:style-name="gr2" draw:text-style-name="P3" draw:layer="layout" svg:width="0.6cm" svg:height="0.725cm" svg:x="19cm" svg:y="9.5cm">
          <draw:text-box>
            <text:p text:style-name="P2"><text:span text:style-name="T1">o</text:span></text:p>
          </draw:text-box>
        </draw:frame>
        <draw:frame draw:style-name="gr2" draw:text-style-name="P3" draw:layer="layout" svg:width="0.6cm" svg:height="0.725cm" svg:x="20.9cm" svg:y="8.9cm">
          <draw:text-box>
            <text:p text:style-name="P2"><text:span text:style-name="T1">o</text:span></text:p>
          </draw:text-box>
        </draw:frame>
        <draw:frame draw:style-name="gr2" draw:text-style-name="P3" draw:layer="layout" svg:width="0.6cm" svg:height="0.725cm" svg:x="17.1cm" svg:y="10.475cm">
          <draw:text-box>
            <text:p text:style-name="P2"><text:span text:style-name="T1">o</text:span></text:p>
          </draw:text-box>
        </draw:frame>
        <draw:frame draw:style-name="gr2" draw:text-style-name="P3" draw:layer="layout" svg:width="0.6cm" svg:height="0.725cm" svg:x="13.3cm" svg:y="10.5cm">
          <draw:text-box>
            <text:p text:style-name="P2"><text:span text:style-name="T1">o</text:span></text:p>
          </draw:text-box>
        </draw:frame>
        <draw:frame draw:style-name="gr2" draw:text-style-name="P3" draw:layer="layout" svg:width="0.6cm" svg:height="0.725cm" svg:x="17.1cm" svg:y="10.476cm">
          <draw:text-box>
            <text:p text:style-name="P2"><text:span text:style-name="T1">o</text:span></text:p>
          </draw:text-box>
        </draw:frame>
        <draw:frame draw:style-name="gr2" draw:text-style-name="P3" draw:layer="layout" svg:width="0.6cm" svg:height="0.725cm" svg:x="5.8cm" svg:y="10.075cm">
          <draw:text-box>
            <text:p text:style-name="P2"><text:span text:style-name="T1">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1T21:34:46.922922578</meta:creation-date>
    <dc:date>2019-04-15T12:54:26.175054984</dc:date>
    <meta:editing-duration>PT8M14S</meta:editing-duration>
    <meta:editing-cycles>3</meta:editing-cycles>
    <meta:generator>LibreOffice/6.1.4.2$Linux_X86_64 LibreOffice_project/10$Build-2</meta:generator>
    <meta:document-statistic meta:object-count="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svg:stroke-color="#3465a4" draw:fill-color="#808080" draw:fill-gradient-name="Pastel_5f_5f_5f_20_5f_5f_5f_Bouquet" draw:fill-hatch-name="Black_5f_5f_5f_20_5f_5f_5f_45_5f_5f_5f_20_5f_5f_5f_Degrees" draw:fill-image-name="ChartBitmap_20_15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2">
      <style:chart-properties chart:link-data-style-to-source="true"/>
      <style:graphic-properties draw:stroke="none" draw:fill="hatch" draw:fill-color="#ff420e" draw:fill-hatch-name="Black_20_90_20_Degrees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="hatch" draw:fill-color="#ffd320" draw:fill-hatch-name="Black_20_90_20_Degrees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="hatch" draw:fill-color="#579d1c" draw:fill-hatch-name="Black_20_90_20_Degrees" draw:fill-image-name="ChartBitmap_20_19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="hatch" draw:fill-color="#7e0021" draw:fill-hatch-name="Black_20_-45_20_Degrees" draw:opacity="50%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="hatch" draw:fill-color="#83caff" draw:fill-hatch-name="Black_20_-45_20_Degrees" draw:opacity="50%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/>
      <style:graphic-properties draw:stroke="none" draw:fill="hatch" draw:fill-hatch-name="Red_20_Crossed_20_45_20_Degrees" draw:fill-image-name="ChartBitmap_20_5" dr3d:edge-rounding="5%"/>
      <style:text-properties fo:font-size="10pt" style:font-size-asian="10pt" style:font-size-complex="10pt"/>
    </style:style>
    <style:style style:name="ch16" style:family="chart" style:data-style-name="N2">
      <style:chart-properties chart:link-data-style-to-source="true"/>
      <style:graphic-properties draw:stroke="none" draw:fill="hatch" draw:fill-color="#aecf00" draw:fill-hatch-name="Black_20_-45_20_Degrees" draw:opacity="50%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5.001cm" svg:height="12.001cm" xlink:href="." xlink:type="simple" chart:class="chart:bar" chart:style-name="ch1">
        <chart:legend chart:legend-position="end" svg:x="22.182cm" svg:y="3.958cm" style:legend-expansion="high" chart:style-name="ch2"/>
        <chart:plot-area chart:style-name="ch3" chart:data-source-has-labels="both" svg:x="1.511cm" svg:y="0.24cm" svg:width="20.171cm" svg:height="11.521cm">
          <chartooo:coordinate-region svg:x="2.794cm" svg:y="0.439cm" svg:width="18.888cm" svg:height="10.675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title svg:x="0.451cm" svg:y="8.134cm" chart:style-name="ch6">
              <text:p>benchmark running time, sec</text:p>
            </chart:title>
            <chart:grid chart:style-name="ch7" chart:class="major"/>
          </chart:axis>
          <chart:series chart:style-name="ch8" chart:values-cell-range-address="local-table.$B$2:.$B$11" chart:label-cell-address="local-table.$B$1" chart:class="chart:bar">
            <chart:data-point chart:repeated="2"/>
            <chart:data-point chart:style-name="ch9"/>
            <chart:data-point chart:repeated="7"/>
          </chart:series>
          <chart:series chart:style-name="ch10" chart:values-cell-range-address="local-table.$C$2:.$C$11" chart:label-cell-address="local-table.$C$1" chart:class="chart:bar">
            <chart:data-point chart:repeated="10"/>
          </chart:series>
          <chart:series chart:style-name="ch11" chart:values-cell-range-address="local-table.$D$2:.$D$11" chart:label-cell-address="local-table.$D$1" chart:class="chart:bar">
            <chart:data-point chart:repeated="10"/>
          </chart:series>
          <chart:series chart:style-name="ch12" chart:values-cell-range-address="local-table.$E$2:.$E$11" chart:label-cell-address="local-table.$E$1" chart:class="chart:bar">
            <chart:data-point chart:repeated="10"/>
          </chart:series>
          <chart:series chart:style-name="ch13" chart:values-cell-range-address="local-table.$F$2:.$F$11" chart:label-cell-address="local-table.$F$1" chart:class="chart:bar">
            <chart:data-point chart:repeated="10"/>
          </chart:series>
          <chart:series chart:style-name="ch14" chart:values-cell-range-address="local-table.$G$2:.$G$11" chart:label-cell-address="local-table.$G$1" chart:class="chart:bar">
            <chart:data-point chart:repeated="10"/>
          </chart:series>
          <chart:series chart:style-name="ch15" chart:values-cell-range-address="local-table.$H$2:.$H$11" chart:label-cell-address="local-table.$H$1" chart:class="chart:bar">
            <chart:data-point chart:repeated="10"/>
          </chart:series>
          <chart:series chart:style-name="ch16" chart:values-cell-range-address="local-table.$I$2:.$I$11" chart:label-cell-address="local-table.$I$1" chart:class="chart:bar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</text:p>
              </table:table-cell>
              <table:table-cell office:value-type="string">
                <text:p>vec</text:p>
              </table:table-cell>
              <table:table-cell office:value-type="string">
                <text:p>par</text:p>
              </table:table-cell>
              <table:table-cell office:value-type="string">
                <text:p>vec_par</text:p>
              </table:table-cell>
              <table:table-cell office:value-type="string">
                <text:p>vec_omp</text:p>
              </table:table-cell>
              <table:table-cell office:value-type="string">
                <text:p>par_omp</text:p>
              </table:table-cell>
              <table:table-cell office:value-type="string">
                <text:p>omp</text:p>
              </table:table-cell>
              <table:table-cell office:value-type="string">
                <text:p>vec_par_omp</text:p>
              </table:table-cell>
            </table:table-row>
          </table:table-header-rows>
          <table:table-rows>
            <table:table-row>
              <table:table-cell office:value-type="string">
                <text:p>BT</text:p>
              </table:table-cell>
              <table:table-cell office:value-type="float" office:value="202.579666666667">
                <text:p>202.579666666667</text:p>
              </table:table-cell>
              <table:table-cell office:value-type="float" office:value="182.315">
                <text:p>182.315</text:p>
              </table:table-cell>
              <table:table-cell office:value-type="float" office:value="618.399">
                <text:p>618.399</text:p>
              </table:table-cell>
              <table:table-cell office:value-type="float" office:value="702.572">
                <text:p>702.572</text:p>
              </table:table-cell>
              <table:table-cell office:value-type="float" office:value="94.0133333333333">
                <text:p>94.0133333333333</text:p>
              </table:table-cell>
              <table:table-cell office:value-type="float" office:value="95.823">
                <text:p>95.823</text:p>
              </table:table-cell>
              <table:table-cell office:value-type="float" office:value="96.0013333333333">
                <text:p>96.0013333333333</text:p>
              </table:table-cell>
              <table:table-cell office:value-type="float" office:value="92.262">
                <text:p>92.262</text:p>
              </table:table-cell>
            </table:table-row>
            <table:table-row>
              <table:table-cell office:value-type="string">
                <text:p>CG</text:p>
              </table:table-cell>
              <table:table-cell office:value-type="float" office:value="67.0616666666667">
                <text:p>67.0616666666667</text:p>
              </table:table-cell>
              <table:table-cell office:value-type="float" office:value="65.4883333333333">
                <text:p>65.4883333333333</text:p>
              </table:table-cell>
              <table:table-cell office:value-type="float" office:value="57.4493333333333">
                <text:p>57.4493333333333</text:p>
              </table:table-cell>
              <table:table-cell office:value-type="float" office:value="56.427">
                <text:p>56.427</text:p>
              </table:table-cell>
              <table:table-cell office:value-type="float" office:value="34.9856666666667">
                <text:p>34.9856666666667</text:p>
              </table:table-cell>
              <table:table-cell office:value-type="float" office:value="37.5466666666667">
                <text:p>37.5466666666667</text:p>
              </table:table-cell>
              <table:table-cell office:value-type="float" office:value="37.9343333333333">
                <text:p>37.9343333333333</text:p>
              </table:table-cell>
              <table:table-cell office:value-type="float" office:value="34.2506666666667">
                <text:p>34.2506666666667</text:p>
              </table:table-cell>
            </table:table-row>
            <table:table-row>
              <table:table-cell office:value-type="string">
                <text:p>DC</text:p>
              </table:table-cell>
              <table:table-cell office:value-type="float" office:value="598.384666666667">
                <text:p>598.384666666667</text:p>
              </table:table-cell>
              <table:table-cell office:value-type="float" office:value="566.042333333333">
                <text:p>566.042333333333</text:p>
              </table:table-cell>
              <table:table-cell office:value-type="float" office:value="561.762333333333">
                <text:p>561.762333333333</text:p>
              </table:table-cell>
              <table:table-cell office:value-type="float" office:value="556.578333333333">
                <text:p>556.578333333333</text:p>
              </table:table-cell>
              <table:table-cell office:value-type="float" office:value="258.545">
                <text:p>258.545</text:p>
              </table:table-cell>
              <table:table-cell office:value-type="float" office:value="259.770666666667">
                <text:p>259.770666666667</text:p>
              </table:table-cell>
              <table:table-cell office:value-type="float" office:value="269.533666666667">
                <text:p>269.533666666667</text:p>
              </table:table-cell>
              <table:table-cell office:value-type="float" office:value="262.011">
                <text:p>262.011</text:p>
              </table:table-cell>
            </table:table-row>
            <table:table-row>
              <table:table-cell office:value-type="string">
                <text:p>EP</text:p>
              </table:table-cell>
              <table:table-cell office:value-type="float" office:value="72.3716666666667">
                <text:p>72.3716666666667</text:p>
              </table:table-cell>
              <table:table-cell office:value-type="float" office:value="71.8246666666667">
                <text:p>71.8246666666667</text:p>
              </table:table-cell>
              <table:table-cell office:value-type="float" office:value="72.0466666666667">
                <text:p>72.0466666666667</text:p>
              </table:table-cell>
              <table:table-cell office:value-type="float" office:value="72.189">
                <text:p>72.189</text:p>
              </table:table-cell>
              <table:table-cell office:value-type="float" office:value="22.3146666666667">
                <text:p>22.3146666666667</text:p>
              </table:table-cell>
              <table:table-cell office:value-type="float" office:value="22.3206666666667">
                <text:p>22.3206666666667</text:p>
              </table:table-cell>
              <table:table-cell office:value-type="float" office:value="22.914">
                <text:p>22.914</text:p>
              </table:table-cell>
              <table:table-cell office:value-type="float" office:value="24.129">
                <text:p>24.129</text:p>
              </table:table-cell>
            </table:table-row>
            <table:table-row>
              <table:table-cell office:value-type="string">
                <text:p>FT</text:p>
              </table:table-cell>
              <table:table-cell office:value-type="float" office:value="44.1713333333333">
                <text:p>44.1713333333333</text:p>
              </table:table-cell>
              <table:table-cell office:value-type="float" office:value="42.805">
                <text:p>42.805</text:p>
              </table:table-cell>
              <table:table-cell office:value-type="float" office:value="43.1773333333333">
                <text:p>43.1773333333333</text:p>
              </table:table-cell>
              <table:table-cell office:value-type="float" office:value="42.9236666666667">
                <text:p>42.9236666666667</text:p>
              </table:table-cell>
              <table:table-cell office:value-type="float" office:value="19.3073333333333">
                <text:p>19.3073333333333</text:p>
              </table:table-cell>
              <table:table-cell office:value-type="float" office:value="20.1136666666667">
                <text:p>20.1136666666667</text:p>
              </table:table-cell>
              <table:table-cell office:value-type="float" office:value="20.1403333333333">
                <text:p>20.1403333333333</text:p>
              </table:table-cell>
              <table:table-cell office:value-type="float" office:value="20.7746666666667">
                <text:p>20.7746666666667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6.02333333333333">
                <text:p>6.02333333333333</text:p>
              </table:table-cell>
              <table:table-cell office:value-type="float" office:value="5.82766666666667">
                <text:p>5.82766666666667</text:p>
              </table:table-cell>
              <table:table-cell office:value-type="float" office:value="5.88">
                <text:p>5.88</text:p>
              </table:table-cell>
              <table:table-cell office:value-type="float" office:value="5.89266666666667">
                <text:p>5.89266666666667</text:p>
              </table:table-cell>
              <table:table-cell office:value-type="float" office:value="2.16033333333333">
                <text:p>2.16033333333333</text:p>
              </table:table-cell>
              <table:table-cell office:value-type="float" office:value="2.39">
                <text:p>2.39</text:p>
              </table:table-cell>
              <table:table-cell office:value-type="float" office:value="2.26633333333333">
                <text:p>2.26633333333333</text:p>
              </table:table-cell>
              <table:table-cell office:value-type="float" office:value="2.21766666666667">
                <text:p>2.21766666666667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147.289">
                <text:p>147.289</text:p>
              </table:table-cell>
              <table:table-cell office:value-type="float" office:value="128.116666666667">
                <text:p>128.116666666667</text:p>
              </table:table-cell>
              <table:table-cell office:value-type="float" office:value="160.92">
                <text:p>160.92</text:p>
              </table:table-cell>
              <table:table-cell office:value-type="float" office:value="145.482333333333">
                <text:p>145.482333333333</text:p>
              </table:table-cell>
              <table:table-cell office:value-type="float" office:value="156.427333333333">
                <text:p>156.427333333333</text:p>
              </table:table-cell>
              <table:table-cell office:value-type="float" office:value="142.007">
                <text:p>142.007</text:p>
              </table:table-cell>
              <table:table-cell office:value-type="float" office:value="141.987333333333">
                <text:p>141.987333333333</text:p>
              </table:table-cell>
              <table:table-cell office:value-type="float" office:value="152.315333333333">
                <text:p>152.315333333333</text:p>
              </table:table-cell>
            </table:table-row>
            <table:table-row>
              <table:table-cell office:value-type="string">
                <text:p>MG</text:p>
              </table:table-cell>
              <table:table-cell office:value-type="float" office:value="6.18766666666667">
                <text:p>6.18766666666667</text:p>
              </table:table-cell>
              <table:table-cell office:value-type="float" office:value="5.14933333333333">
                <text:p>5.14933333333333</text:p>
              </table:table-cell>
              <table:table-cell office:value-type="float" office:value="6.72266666666667">
                <text:p>6.72266666666667</text:p>
              </table:table-cell>
              <table:table-cell office:value-type="float" office:value="5.124">
                <text:p>5.124</text:p>
              </table:table-cell>
              <table:table-cell office:value-type="float" office:value="4.33733333333333">
                <text:p>4.33733333333333</text:p>
              </table:table-cell>
              <table:table-cell office:value-type="float" office:value="4.18666666666667">
                <text:p>4.18666666666667</text:p>
              </table:table-cell>
              <table:table-cell office:value-type="float" office:value="3.702">
                <text:p>3.702</text:p>
              </table:table-cell>
              <table:table-cell office:value-type="float" office:value="4.462">
                <text:p>4.462</text:p>
              </table:table-cell>
            </table:table-row>
            <table:table-row>
              <table:table-cell office:value-type="string">
                <text:p>SP</text:p>
              </table:table-cell>
              <table:table-cell office:value-type="float" office:value="109.967">
                <text:p>109.967</text:p>
              </table:table-cell>
              <table:table-cell office:value-type="float" office:value="91.664">
                <text:p>91.664</text:p>
              </table:table-cell>
              <table:table-cell office:value-type="float" office:value="152.590333333333">
                <text:p>152.590333333333</text:p>
              </table:table-cell>
              <table:table-cell office:value-type="float" office:value="159.395666666667">
                <text:p>159.395666666667</text:p>
              </table:table-cell>
              <table:table-cell office:value-type="float" office:value="83.9466666666667">
                <text:p>83.9466666666667</text:p>
              </table:table-cell>
              <table:table-cell office:value-type="float" office:value="79.0796666666667">
                <text:p>79.0796666666667</text:p>
              </table:table-cell>
              <table:table-cell office:value-type="float" office:value="80.167">
                <text:p>80.167</text:p>
              </table:table-cell>
              <table:table-cell office:value-type="float" office:value="80.6046666666667">
                <text:p>80.6046666666667</text:p>
              </table:table-cell>
            </table:table-row>
            <table:table-row>
              <table:table-cell office:value-type="string">
                <text:p>UA</text:p>
              </table:table-cell>
              <table:table-cell office:value-type="float" office:value="82.0163333333333">
                <text:p>82.0163333333333</text:p>
              </table:table-cell>
              <table:table-cell office:value-type="float" office:value="67.1966666666667">
                <text:p>67.1966666666667</text:p>
              </table:table-cell>
              <table:table-cell office:value-type="float" office:value="238.62">
                <text:p>238.62</text:p>
              </table:table-cell>
              <table:table-cell office:value-type="float" office:value="223.906666666667">
                <text:p>223.906666666667</text:p>
              </table:table-cell>
              <table:table-cell office:value-type="float" office:value="132.215333333333">
                <text:p>132.215333333333</text:p>
              </table:table-cell>
              <table:table-cell office:value-type="float" office:value="118.199666666667">
                <text:p>118.199666666667</text:p>
              </table:table-cell>
              <table:table-cell office:value-type="float" office:value="122.598">
                <text:p>122.598</text:p>
              </table:table-cell>
              <table:table-cell office:value-type="float" office:value="118.234">
                <text:p>118.2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90_20_Degrees" draw:display-name="Black 90 Degrees" draw:style="single" draw:color="#000000" draw:distance="0.102cm" draw:rotation="900"/>
    <draw:hatch draw:name="Red_20_Crossed_20_45_20_Degrees" draw:display-name="Red Crossed 45 Degrees" draw:style="double" draw:color="#800000" draw:distance="0.076cm" draw:rotation="450"/>
    <draw:fill-image draw:name="_35__20_Percent" draw:display-name="5 Percent" xlink:href="Pictures/1000000000000008000000081189EADB8028B0DF.png" xlink:type="simple" xlink:show="embed" xlink:actuate="onLoad"/>
    <draw:fill-image draw:name="_37_5_20_Percent" draw:display-name="75 Percent" xlink:href="Pictures/1000000000000008000000085A8BFB31B6EAD713.png" xlink:type="simple" xlink:show="embed" xlink:actuate="onLoad"/>
    <draw:fill-image draw:name="ChartBitmap_20_1" draw:display-name="ChartBitmap 1" xlink:href="Pictures/1000000000000008000000080675CBEA8411958F.png" xlink:type="simple" xlink:show="embed" xlink:actuate="onLoad"/>
    <draw:fill-image draw:name="ChartBitmap_20_10" draw:display-name="ChartBitmap 10" xlink:href="Pictures/1000000000000008000000081189EADB8028B0DF.png" xlink:type="simple" xlink:show="embed" xlink:actuate="onLoad"/>
    <draw:fill-image draw:name="ChartBitmap_20_11" draw:display-name="ChartBitmap 11" xlink:href="Pictures/1000000000000008000000081189EADB8028B0DF.png" xlink:type="simple" xlink:show="embed" xlink:actuate="onLoad"/>
    <draw:fill-image draw:name="ChartBitmap_20_12" draw:display-name="ChartBitmap 12" xlink:href="Pictures/1000000000000008000000081189EADB8028B0DF.png" xlink:type="simple" xlink:show="embed" xlink:actuate="onLoad"/>
    <draw:fill-image draw:name="ChartBitmap_20_13" draw:display-name="ChartBitmap 13" xlink:href="Pictures/1000000000000008000000081189EADB8028B0DF.png" xlink:type="simple" xlink:show="embed" xlink:actuate="onLoad"/>
    <draw:fill-image draw:name="ChartBitmap_20_14" draw:display-name="ChartBitmap 14" xlink:href="Pictures/1000000000000008000000081189EADB8028B0DF.png" xlink:type="simple" xlink:show="embed" xlink:actuate="onLoad"/>
    <draw:fill-image draw:name="ChartBitmap_20_15" draw:display-name="ChartBitmap 15" xlink:href="Pictures/1000000000000008000000081189EADB8028B0DF.png" xlink:type="simple" xlink:show="embed" xlink:actuate="onLoad"/>
    <draw:fill-image draw:name="ChartBitmap_20_16" draw:display-name="ChartBitmap 16" xlink:href="Pictures/1000000000000008000000081189EADB8028B0DF.png" xlink:type="simple" xlink:show="embed" xlink:actuate="onLoad"/>
    <draw:fill-image draw:name="ChartBitmap_20_17" draw:display-name="ChartBitmap 17" xlink:href="Pictures/1000000000000008000000081189EADB8028B0DF.png" xlink:type="simple" xlink:show="embed" xlink:actuate="onLoad"/>
    <draw:fill-image draw:name="ChartBitmap_20_18" draw:display-name="ChartBitmap 18" xlink:href="Pictures/100000000000020000000200DDAF2E92878CDE27.jpg" xlink:type="simple" xlink:show="embed" xlink:actuate="onLoad"/>
    <draw:fill-image draw:name="ChartBitmap_20_19" draw:display-name="ChartBitmap 19" xlink:href="Pictures/100000000000020000000200DDAF2E92878CDE27.jpg" xlink:type="simple" xlink:show="embed" xlink:actuate="onLoad"/>
    <draw:fill-image draw:name="ChartBitmap_20_2" draw:display-name="ChartBitmap 2" xlink:href="Pictures/1000000000000008000000080675CBEA8411958F.png" xlink:type="simple" xlink:show="embed" xlink:actuate="onLoad"/>
    <draw:fill-image draw:name="ChartBitmap_20_3" draw:display-name="ChartBitmap 3" xlink:href="Pictures/1000000000000008000000080675CBEA8411958F.png" xlink:type="simple" xlink:show="embed" xlink:actuate="onLoad"/>
    <draw:fill-image draw:name="ChartBitmap_20_4" draw:display-name="ChartBitmap 4" xlink:href="Pictures/1000000000000008000000080675CBEA8411958F.png" xlink:type="simple" xlink:show="embed" xlink:actuate="onLoad"/>
    <draw:fill-image draw:name="ChartBitmap_20_5" draw:display-name="ChartBitmap 5" xlink:href="Pictures/1000000000000008000000080675CBEA8411958F.png" xlink:type="simple" xlink:show="embed" xlink:actuate="onLoad"/>
    <draw:fill-image draw:name="ChartBitmap_20_6" draw:display-name="ChartBitmap 6" xlink:href="Pictures/1000000000000008000000080675CBEA8411958F.png" xlink:type="simple" xlink:show="embed" xlink:actuate="onLoad"/>
    <draw:fill-image draw:name="ChartBitmap_20_7" draw:display-name="ChartBitmap 7" xlink:href="Pictures/1000000000000008000000081189EADB8028B0DF.png" xlink:type="simple" xlink:show="embed" xlink:actuate="onLoad"/>
    <draw:fill-image draw:name="ChartBitmap_20_8" draw:display-name="ChartBitmap 8" xlink:href="Pictures/1000000000000008000000081189EADB8028B0DF.png" xlink:type="simple" xlink:show="embed" xlink:actuate="onLoad"/>
    <draw:fill-image draw:name="ChartBitmap_20_9" draw:display-name="ChartBitmap 9" xlink:href="Pictures/100000000000020000000200DDAF2E92878CDE27.jpg" xlink:type="simple" xlink:show="embed" xlink:actuate="onLoad"/>
    <draw:fill-image draw:name="Dark_20_Horizontal" draw:display-name="Dark Horizontal" xlink:href="Pictures/10000000000000080000000843081AC0A664B643.png" xlink:type="simple" xlink:show="embed" xlink:actuate="onLoad"/>
    <draw:fill-image draw:name="Large_20_Checker_20_Board" draw:display-name="Large Checker Board" xlink:href="Pictures/1000000000000008000000085E7C37EBFC018664.png" xlink:type="simple" xlink:show="embed" xlink:actuate="onLoad"/>
    <draw:fill-image draw:name="Maple_20_Leaves" draw:display-name="Maple Leaves" xlink:href="Pictures/100000000000020000000200F809AD1079E33802.jpg" xlink:type="simple" xlink:show="embed" xlink:actuate="onLoad"/>
    <draw:fill-image draw:name="Painted_20_White" draw:display-name="Painted White" xlink:href="Pictures/10000000000002000000020078E0C5CCAA3328BC.jpg" xlink:type="simple" xlink:show="embed" xlink:actuate="onLoad"/>
    <draw:fill-image draw:name="Small_20_Checker_20_Board" draw:display-name="Small Checker Board" xlink:href="Pictures/1000000000000008000000080675CBEA8411958F.png" xlink:type="simple" xlink:show="embed" xlink:actuate="onLoad"/>
    <draw:fill-image draw:name="Zebra" xlink:href="Pictures/100000000000020000000200DDAF2E92878CDE27.jpg" xlink:type="simple" xlink:show="embed" xlink:actuate="onLoad"/>
  </office:styles>
</office:document-styles>
</file>